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66c" draw:fill-color="#ffe994" draw:textarea-horizontal-align="justify" draw:textarea-vertical-align="middle" draw:auto-grow-height="false" fo:min-height="13.809cm" fo:min-width="14.388cm" loext:decorative="false"/>
    </style:style>
    <style:style style:name="gr2" style:family="graphic" style:parent-style-name="standard">
      <style:graphic-properties svg:stroke-color="#ffb66c" draw:fill-color="#fff5ce" draw:textarea-horizontal-align="justify" draw:textarea-vertical-align="middle" draw:auto-grow-height="false" fo:min-height="10.447cm" fo:min-width="12.481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4cm" loext:decorative="false"/>
      <style:paragraph-properties style:writing-mode="lr-tb"/>
    </style:style>
    <style:style style:name="gr4" style:family="graphic" style:parent-style-name="standard">
      <style:graphic-properties svg:stroke-color="#afd095" draw:fill-color="#dde8cb" draw:textarea-horizontal-align="justify" draw:textarea-vertical-align="top" draw:auto-grow-height="false" fo:min-height="2.164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afd095" draw:textarea-horizontal-align="justify" draw:textarea-vertical-align="middle" draw:auto-grow-height="false" fo:min-height="0.179cm" fo:min-width="1.53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afd095" draw:fill-color="#dde8cb" draw:textarea-horizontal-align="justify" draw:textarea-vertical-align="middle" draw:auto-grow-height="false" fo:min-height="0.586cm" fo:min-width="6.95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afd095" draw:fill-color="#dde8cb" draw:textarea-horizontal-align="justify" draw:textarea-vertical-align="middle" draw:auto-grow-height="false" fo:min-height="0.586cm" fo:min-width="2.818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afd095" draw:fill-color="#dde8cb" draw:textarea-horizontal-align="justify" draw:textarea-vertical-align="top" draw:auto-grow-height="false" fo:min-height="2.84cm" fo:min-width="2.287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0.296cm" fo:min-width="0.554cm" loext:decorative="false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0.347cm" fo:min-width="0.596cm" loext:decorative="false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0.144cm" fo:min-width="0.596cm" loext:decorative="fals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146cm" fo:min-width="0.654cm" loext:decorative="fals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47cm" fo:min-width="0.654cm" loext:decorative="false"/>
    </style:style>
    <style:style style:name="gr14" style:family="graphic" style:parent-style-name="objectwithoutfill">
      <style:graphic-properties svg:stroke-width="0.212cm" svg:stroke-color="#b2b2b2" draw:marker-start-width="0.518cm" draw:marker-end="Puntas_20_de_20_flecha_20_1" draw:marker-end-width="0.618cm" svg:stroke-opacity="60%" draw:fill="none" draw:textarea-vertical-align="middle" fo:padding-top="0.231cm" fo:padding-bottom="0.231cm" fo:padding-left="0.356cm" fo:padding-right="0.356cm" loext:decorative="false"/>
    </style:style>
    <style:style style:name="gr15" style:family="graphic" style:parent-style-name="objectwithoutfill">
      <style:graphic-properties svg:stroke-width="0.212cm" svg:stroke-color="#b2b2b2" draw:marker-start-width="0.518cm" draw:marker-end="Puntas_20_de_20_flecha_20_2" draw:marker-end-width="0.618cm" svg:stroke-opacity="60%" draw:fill="none" draw:textarea-vertical-align="middle" fo:padding-top="0.231cm" fo:padding-bottom="0.231cm" fo:padding-left="0.356cm" fo:padding-right="0.356cm" loext:decorative="false"/>
    </style:style>
    <style:style style:name="gr16" style:family="graphic" style:parent-style-name="objectwithoutfill">
      <style:graphic-properties svg:stroke-width="0.212cm" svg:stroke-color="#b2b2b2" draw:marker-start-width="0.518cm" draw:marker-end="Puntas_20_de_20_flecha_20_3" draw:marker-end-width="0.618cm" svg:stroke-opacity="70%" draw:fill="none" draw:textarea-vertical-align="middle" fo:padding-top="0.231cm" fo:padding-bottom="0.231cm" fo:padding-left="0.356cm" fo:padding-right="0.356cm" loext:decorative="false"/>
    </style:style>
    <style:style style:name="gr17" style:family="graphic" style:parent-style-name="objectwithoutfill">
      <style:graphic-properties svg:stroke-width="0.212cm" svg:stroke-color="#b2b2b2" draw:marker-start-width="0.518cm" draw:marker-end="Puntas_20_de_20_flecha_20_4" draw:marker-end-width="0.618cm" svg:stroke-opacity="70%" draw:fill="none" draw:textarea-vertical-align="middle" fo:padding-top="0.231cm" fo:padding-bottom="0.231cm" fo:padding-left="0.356cm" fo:padding-right="0.356cm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0.17cm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86cm" fo:min-width="2.299cm" loext:decorative="false"/>
      <style:paragraph-properties style:writing-mode="lr-tb"/>
    </style:style>
    <style:style style:name="gr20" style:family="graphic" style:parent-style-name="standard">
      <style:graphic-properties draw:stroke="dash" draw:stroke-dash="Dash_20__28_Rounded_29_" svg:stroke-width="0.028cm" svg:stroke-color="#808080" draw:marker-start="Puntas_20_de_20_flecha_20_7" draw:marker-start-width="0.342cm" draw:marker-end="Puntas_20_de_20_flecha_20_8" draw:marker-end-width="0.342cm" svg:stroke-linecap="round" draw:textarea-vertical-align="middle" fo:padding-top="0.139cm" fo:padding-bottom="0.139cm" fo:padding-left="0.264cm" fo:padding-right="0.264cm" loext:decorative="false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22" style:family="graphic" style:parent-style-name="standard">
      <style:graphic-properties draw:stroke="dash" draw:stroke-dash="Dash_20__28_Rounded_29_" svg:stroke-width="0.081cm" svg:stroke-color="#808080" draw:marker-start="Puntas_20_de_20_flecha_20_7" draw:marker-start-width="0.422cm" draw:marker-end="Puntas_20_de_20_flecha_20_8" draw:marker-end-width="0.422cm" svg:stroke-opacity="50%" svg:stroke-linecap="round" draw:textarea-vertical-align="middle" fo:padding-top="0.166cm" fo:padding-bottom="0.166cm" fo:padding-left="0.291cm" fo:padding-right="0.291cm" loext:decorative="false"/>
    </style:style>
    <style:style style:name="P1" style:family="paragraph">
      <loext:graphic-properties draw:fill-color="#ffe994"/>
      <style:paragraph-properties fo:text-align="center"/>
    </style:style>
    <style:style style:name="P2" style:family="paragraph">
      <loext:graphic-properties draw:fill-color="#fff5ce"/>
      <style:paragraph-properties fo:text-align="center"/>
    </style:style>
    <style:style style:name="P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-color="#afd095"/>
      <style:paragraph-properties fo:text-align="center" style:writing-mode="lr-tb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de8cb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-color="#dde8cb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.888cm" svg:height="14.059cm" svg:x="13.229cm" svg:y="4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137cm" svg:height="11.853cm" svg:x="13.738cm" svg:y="5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3.031cm" svg:height="0.79cm" svg:x="14.178cm" svg:y="4.818cm">
          <draw:text-box>
            <text:p><text:span text:style-name="T1">ENTORNO DE PRODUCCIÓN / MAQUINA VIRTUAL/VPS</text:span></text:p>
          </draw:text-box>
        </draw:frame>
        <draw:custom-shape draw:style-name="gr4" draw:text-style-name="P5" draw:layer="layout" svg:width="3.435cm" svg:height="2.674cm" svg:x="14.928cm" svg:y="7.661cm">
          <text:p text:style-name="P4"><text:span text:style-name="T2">Apache2 – puerto80- navegador por defec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083cm" svg:height="0.475cm" svg:x="15.628cm" svg:y="8.554cm">
          <text:p text:style-name="P6"><text:span text:style-name="T3">C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083cm" svg:height="0.475cm" svg:x="15.634cm" svg:y="9.03cm">
          <text:p text:style-name="P6"><text:span text:style-name="T3">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083cm" svg:height="0.475cm" svg:x="15.64cm" svg:y="9.499cm">
          <text:p text:style-name="P6"><text:span text:style-name="T3">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7.546cm" svg:height="0.926cm" svg:x="14.912cm" svg:y="11.406cm">
          <text:p text:style-name="P8"><text:span text:style-name="T4">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3.408cm" svg:height="0.926cm" svg:x="23.556cm" svg:y="15.996cm">
          <text:p text:style-name="P8"><text:span text:style-name="T4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.087cm" svg:height="3.39cm" svg:x="15.468cm" svg:y="12.754cm">
          <text:p text:style-name="P10"><text:span text:style-name="T5">Mysqlserver (330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.087cm" svg:height="3.39cm" svg:x="18.907cm" svg:y="12.857cm">
          <text:p text:style-name="P10"><text:span text:style-name="T5">Mongo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1.49cm" svg:height="0.77cm" svg:x="16.258cm" svg:y="1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48cm" svg:height="0.843cm" svg:x="16.232cm" svg:y="1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48cm" svg:height="0.843cm" svg:x="16.219cm" svg:y="14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48cm" svg:height="0.843cm" svg:x="16.226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.49cm" svg:height="0.77cm" svg:x="19.172cm" svg:y="1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48cm" svg:height="0.843cm" svg:x="19.172cm" svg:y="14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48cm" svg:height="0.843cm" svg:x="19.159cm" svg:y="1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548cm" svg:height="0.556cm" svg:x="19.167cm" svg:y="14.3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8" draw:text-style-name="P11" draw:layer="layout" svg:width="3.087cm" svg:height="3.39cm" svg:x="24.093cm" svg:y="7.752cm">
          <text:p text:style-name="P10"><text:span text:style-name="T5">SMTP -- I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1.49cm" svg:height="0.77cm" svg:x="24.408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48cm" svg:height="0.843cm" svg:x="24.382cm" svg:y="9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48cm" svg:height="0.843cm" svg:x="24.3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48cm" svg:height="0.843cm" svg:x="24.376cm" svg:y="8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196cm" svg:height="0.438cm" svg:x="25.42cm" svg:y="9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196cm" svg:height="0.439cm" svg:x="25.415cm" svg:y="9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196cm" svg:height="0.438cm" svg:x="25.408cm" svg:y="10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196cm" svg:height="0.438cm" svg:x="25.421cm" svg:y="9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196cm" svg:height="0.439cm" svg:x="25.416cm" svg:y="9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196cm" svg:height="0.438cm" svg:x="25.409cm" svg:y="10.30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196cm" svg:height="0.438cm" svg:x="17.089cm" svg:y="14.2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196cm" svg:height="0.439cm" svg:x="17.084cm" svg:y="14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196cm" svg:height="0.438cm" svg:x="17.077cm" svg:y="15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196cm" svg:height="0.438cm" svg:x="17.09cm" svg:y="14.2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196cm" svg:height="0.439cm" svg:x="17.085cm" svg:y="14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196cm" svg:height="0.438cm" svg:x="17.078cm" svg:y="15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196cm" svg:height="0.438cm" svg:x="20.468cm" svg:y="14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196cm" svg:height="0.438cm" svg:x="20.469cm" svg:y="1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196cm" svg:height="0.439cm" svg:x="20.49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4" draw:layer="layout" svg:x1="29.7cm" svg:y1="9.02cm" svg:x2="27.227cm" svg:y2="9.014cm">
          <text:p/>
        </draw:line>
        <draw:line draw:style-name="gr15" draw:text-style-name="P14" draw:layer="layout" svg:x1="27.168cm" svg:y1="9.967cm" svg:x2="29.7cm" svg:y2="9.978cm">
          <text:p/>
        </draw:line>
        <draw:line draw:style-name="gr16" draw:text-style-name="P14" draw:layer="layout" svg:x1="10.798cm" svg:y1="8.903cm" svg:x2="13.194cm" svg:y2="8.903cm">
          <text:p/>
        </draw:line>
        <draw:line draw:style-name="gr17" draw:text-style-name="P14" draw:layer="layout" svg:x1="13.229cm" svg:y1="10.047cm" svg:x2="10.855cm" svg:y2="10.053cm">
          <text:p/>
        </draw:line>
        <draw:custom-shape draw:style-name="gr18" draw:text-style-name="P16" draw:layer="layout" svg:width="0.946cm" svg:height="0.859cm" svg:x="17.261cm" svg:y="9.403cm">
          <text:p text:style-name="P15"><text:span text:style-name="T2">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2.855cm" svg:height="0.592cm" svg:x="15.248cm" svg:y="10.305cm">
          <text:p text:style-name="P17"><text:span text:style-name="T6">AJAX --FE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7" draw:layer="layout" svg:x1="15.715cm" svg:y1="10.885cm" svg:x2="15.707cm" svg:y2="12.019cm">
          <text:p/>
        </draw:line>
        <draw:line draw:style-name="gr20" draw:text-style-name="P17" draw:layer="layout" svg:x1="17.426cm" svg:y1="10.93cm" svg:x2="17.418cm" svg:y2="12.064cm">
          <text:p/>
        </draw:line>
        <draw:custom-shape draw:style-name="gr21" draw:text-style-name="P4" draw:layer="layout" svg:width="0.211cm" svg:height="0.243cm" svg:x="17.318cm" svg:y="11.378cm">
          <text:p text:style-name="P17"><text:span text:style-name="T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211cm" svg:height="0.243cm" svg:x="15.614cm" svg:y="11.332cm">
          <text:p text:style-name="P17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7" draw:layer="layout" svg:x1="16.828cm" svg:y1="11.868cm" svg:x2="16.82cm" svg:y2="13.002cm">
          <text:p/>
        </draw:line>
        <draw:line draw:style-name="gr20" draw:text-style-name="P17" draw:layer="layout" svg:x1="20.613cm" svg:y1="11.967cm" svg:x2="20.605cm" svg:y2="13.101cm">
          <text:p/>
        </draw:line>
        <draw:line draw:style-name="gr20" draw:text-style-name="P17" draw:layer="layout" svg:x1="20.613cm" svg:y1="11.967cm" svg:x2="20.605cm" svg:y2="13.101cm">
          <text:p/>
        </draw:line>
        <draw:line draw:style-name="gr20" draw:text-style-name="P17" draw:layer="layout" svg:x1="20.613cm" svg:y1="11.967cm" svg:x2="20.605cm" svg:y2="13.101cm">
          <text:p/>
        </draw:line>
        <draw:line draw:style-name="gr22" draw:text-style-name="P17" draw:layer="layout" svg:x1="24.163cm" svg:y1="11.089cm" svg:x2="21.945cm" svg:y2="13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2T08:41:51.355000000</meta:creation-date>
    <dc:date>2024-11-22T17:17:51.107000000</dc:date>
    <meta:editing-duration>PT7M10S</meta:editing-duration>
    <meta:editing-cycles>6</meta:editing-cycles>
    <meta:generator>LibreOffice/24.8.3.2$Windows_X86_64 LibreOffice_project/48a6bac9e7e268aeb4c3483fcf825c94556d9f92</meta:generator>
    <meta:document-statistic meta:object-count="54"/>
  </office:meta>
</office:document-meta>
</file>